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 navigation should be clear and simple, with large buttons and easy-to-read labels to help all users move around the site without confusion.</text:p>
      <text:p text:style-name="Normal">Customers should be able to browse products and even make purchases as guests, so they don’t feel forced to create an account right away.</text:p>
      <text:p text:style-name="Normal">The platform should provide personalized recipe recommendations based on past purchases and preferences, helping users discover meals that suit their lifestyle.</text:p>
      <text:p text:style-name="Normal">A loyalty program should be straightforward to use, offering points and rewards that encourage repeat purchases and customer engagement.</text:p>
      <text:p text:style-name="Normal">Every action, such as placing an order or booking a class, should give instant confirmation and clear error recovery to reassure users.</text:p>
      <text:p text:style-name="Normal">Cooking classes should be available both live and recorded, allowing interactive participation or flexible viewing depending on the user’s needs.</text:p>
      <text:p text:style-name="Normal">Multiple support options should be offered, including phone, live chat, and FAQs, so that different types of users can get help in the way they prefer.</text:p>
      <text:p text:style-name="Normal">The design should be mobile-friendly and responsive, ensuring that younger, tech-savvy users can access all features easily on their phones.</text:p>
      <text:p text:style-name="Normal">Blog content with recipes, tips, and educational articles should be integrated, giving users extra value and encouraging them to return regularly.</text:p>
      <text:p text:style-name="Normal"/>
      <text:p text:style-name="Normal">The system should send reminders and notifications for subscriptions, deliveries, and upcoming classes, keeping users organized and engaged with the servic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24254032 - Olly Powell</meta:initial-creator>
    <dc:creator>24254032 - Olly Powell</dc:creator>
    <meta:creation-date>2025-12-07T23:59:00Z</meta:creation-date>
    <dc:date>2025-12-08T21:30:00Z</dc:date>
    <meta:template xlink:href="Normal" xlink:type="simple"/>
    <meta:editing-cycles>2</meta:editing-cycles>
    <meta:editing-duration>PT77460S</meta:editing-duration>
    <meta:document-statistic meta:page-count="1" meta:paragraph-count="11" meta:word-count="217" meta:character-count="1450" meta:row-count="20" meta:non-whitespace-character-count="1244"/>
  </office:meta>
</office:document-meta>
</file>